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66FEDB1EF6809C5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5c8b2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1">
      <style:text-properties officeooo:rsid="0013712d" officeooo:paragraph-rsid="0013712d"/>
    </style:style>
    <style:style style:name="P23" style:family="paragraph" style:parent-style-name="Text_20_body" style:list-style-name="L2">
      <style:text-properties officeooo:rsid="001eef4e" officeooo:paragraph-rsid="001eef4e"/>
    </style:style>
    <style:style style:name="P24" style:family="paragraph" style:parent-style-name="Text_20_body" style:list-style-name="L3">
      <style:text-properties officeooo:rsid="001eef4e" officeooo:paragraph-rsid="001eef4e"/>
    </style:style>
    <style:style style:name="P25" style:family="paragraph" style:parent-style-name="Text_20_body" style:list-style-name="L1">
      <style:text-properties officeooo:rsid="0020f402" officeooo:paragraph-rsid="0020f402"/>
    </style:style>
    <style:style style:name="P26" style:family="paragraph" style:parent-style-name="Text_20_body" style:list-style-name="L2">
      <style:text-properties officeooo:rsid="0020f402" officeooo:paragraph-rsid="0020f402"/>
    </style:style>
    <style:style style:name="P27" style:family="paragraph" style:parent-style-name="Text_20_body" style:list-style-name="L3">
      <style:text-properties officeooo:rsid="0020f402" officeooo:paragraph-rsid="0020f402"/>
    </style:style>
    <style:style style:name="P28" style:family="paragraph" style:parent-style-name="Heading_20_1">
      <style:text-properties officeooo:rsid="0000a630" officeooo:paragraph-rsid="0000a63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13712d"/>
    </style:style>
    <style:style style:name="T12" style:family="text">
      <style:text-properties officeooo:rsid="00191656"/>
    </style:style>
    <style:style style:name="T13" style:family="text">
      <style:text-properties officeooo:rsid="001b5363"/>
    </style:style>
    <style:style style:name="T14" style:family="text">
      <style:text-properties officeooo:rsid="001f3e4f"/>
    </style:style>
    <style:style style:name="T15" style:family="text">
      <style:text-properties officeooo:rsid="0020f40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15" text:name="NumeroTema"/>
        <text:user-field-decl office:value-type="string" office:string-value="Ampliando Vue 2. Quasar, Firebase y Nux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66FEDB1EF6809C5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15</text:span>.</text:p>
      <text:p text:style-name="P5"><text:user-field-get text:name="Tema">Ampliando Vue 2. Quasar, Firebase y Nuxt</text:user-field-get></text:p>
      <text:p text:style-name="P6"><text:span text:style-name="T12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3">8</text:span>/201<text:span text:style-name="T13">9</text:span></text:p>
      <text:p text:style-name="P14"><text:tab/><text:tab/><text:tab/><text:tab/><text:tab/><text:tab/><text:tab/><text:tab/><text:tab/><text:tab/>Versión:<text:date style:data-style-name="N104" text:date-value="2018-12-23T13:12:07.395480405">181223</text:date>.<text:time style:data-style-name="N105" text:time-value="2018-12-23T13:12:07.395830559">1309</text:time></text:p>
      <text:p text:style-name="P3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9"/>
      <text:p text:style-name="Titulo">UD<text:user-field-get text:name="NumeroTema">15</text:user-field-get>. <text:user-field-get text:name="Tema">Ampliando Vue 2. Quasar, Firebase y Nuxt</text:user-field-get></text:p>
      <text:h text:style-name="P28" text:outline-level="1">Fecha<text:span text:style-name="T10">s</text:span></text:h>
      <text:p text:style-name="Text_20_body"><text:span text:style-name="T9">Desde</text:span> <text:span text:style-name="T14">11</text:span>/<text:span text:style-name="T14">02</text:span>/201<text:span text:style-name="T13">9</text:span> to <text:span text:style-name="T14">24</text:span>/<text:span text:style-name="T13">02</text:span>/201<text:span text:style-name="T13">9</text:span>. <text:span text:style-name="T9">La duración de la unidad es de 2 semanas (14 horas)</text:span>.</text:p>
      <text:h text:style-name="P28" text:outline-level="1">Conocimientos previos</text:h>
      <text:list xml:id="list2585716547" text:style-name="L1">
        <text:list-item>
          <text:p text:style-name="P20"><text:span text:style-name="T9">Uso básico de sistemas operativos</text:span>.</text:p>
        </text:list-item>
        <text:list-item>
          <text:p text:style-name="P20"><text:span text:style-name="T9">Conocimientos generales del uso de entornos de desarrollo</text:span>.</text:p>
        </text:list-item>
        <text:list-item>
          <text:p text:style-name="P21">Conocimientos básicos de HTML.</text:p>
        </text:list-item>
        <text:list-item>
          <text:p text:style-name="P22">Conocimientos básicos de Javascript.</text:p>
        </text:list-item>
        <text:list-item>
          <text:p text:style-name="P25">Conocimientos de Cordova y Electron</text:p>
        </text:list-item>
        <text:list-item>
          <text:p text:style-name="P25">Conocimientos de Vue</text:p>
        </text:list-item>
      </text:list>
      <text:h text:style-name="P28" text:outline-level="1">Objetivos</text:h>
      <text:list xml:id="list29955851" text:style-name="L2">
        <text:list-item>
          <text:p text:style-name="P23"><text:span text:style-name="T15">Conocer el Framework Quasar</text:span>.</text:p>
        </text:list-item>
        <text:list-item>
          <text:p text:style-name="P26">Conocer Firebase y usarlo junto con Vue.</text:p>
        </text:list-item>
        <text:list-item>
          <text:p text:style-name="P26">Conocer Nuxt (Vue en entorno Servidor).</text:p>
        </text:list-item>
      </text:list>
      <text:h text:style-name="P28" text:outline-level="1">Contenidos</text:h>
      <text:list xml:id="list1507327830" text:style-name="L3">
        <text:list-item>
          <text:p text:style-name="P27">Framework Quasar.</text:p>
        </text:list-item>
        <text:list-item>
          <text:p text:style-name="P24">Biblioteca <text:span text:style-name="T15">Vue con Firebase.</text:span></text:p>
        </text:list-item>
        <text:list-item>
          <text:p text:style-name="P24"><text:span text:style-name="T15">Uso de Vue en entorno servidor (Nuxt).</text:span></text:p>
        </text:list-item>
      </text:list>
      <text:h text:style-name="P28" text:outline-level="1">Actividades</text:h>
      <text:p text:style-name="P9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8" text:outline-level="1">Recomendaciones</text:h>
      <text:p text:style-name="P8">Es necesario acudir a las TC con los conceptos principales estudiados. <text:span text:style-name="T11">Es muy importante comprender los ejemplos básicos antes de intentar ejercicios no evalu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5" text:name="NumeroTema"/>
          <text:user-field-decl office:value-type="string" office:string-value="Ampliando Vue 2. Quasar, Firebase y Nux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5</text:user-field-get></text:span><text:span text:style-name="MT1">. </text:span><text:span text:style-name="MT1"><text:user-field-get text:name="Tema">Ampliando Vue 2. Quasar, Firebase y Nuxt</text:user-field-get></text:span></text:p>
      </style:header>
      <style:footer>
        <text:user-field-decls>
          <text:user-field-decl office:value-type="string" office:string-value="15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20H16M53S</meta:editing-duration>
    <meta:editing-cycles>40</meta:editing-cycles>
    <meta:generator>LibreOffice/6.0.7.3$Linux_X86_64 LibreOffice_project/00m0$Build-3</meta:generator>
    <dc:title>Plantilla CEED</dc:title>
    <dc:date>2018-12-23T13:12:07.123002214</dc:date>
    <meta:print-date>2016-09-19T01:24:23.102000000</meta:print-date>
    <meta:document-statistic meta:table-count="0" meta:image-count="1" meta:object-count="0" meta:page-count="3" meta:paragraph-count="49" meta:word-count="291" meta:character-count="1841" meta:non-whitespace-character-count="1597"/>
    <meta:template xlink:type="simple" xlink:actuate="onRequest" xlink:title="Plantilla CEED" xlink:href="../../.config/libreoffice/4/user/template/Plantilla%20CEED.ott" meta:date="2016-09-15T13:17:11.020000000"/>
  </office:meta>
</office:document-meta>
</file>